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52525" draw:marker-start-width="0.321cm" draw:marker-end-width="0.321cm" draw:fill="none" draw:textarea-horizontal-align="justify" draw:textarea-vertical-align="middle" draw:auto-grow-height="false" fo:min-height="1.528cm" fo:min-width="2.675cm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Fine_20_Dashed" svg:stroke-width="0.081cm" svg:stroke-color="#252525" draw:marker-start-width="0.321cm" draw:marker-end-width="0.321cm" draw:fill="none" draw:textarea-horizontal-align="justify" draw:textarea-vertical-align="middle" draw:auto-grow-height="false" fo:min-height="1.782cm" fo:min-width="3.183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1cm" svg:stroke-color="#252525" draw:marker-start-width="0.321cm" draw:marker-end-width="0.321cm" draw:fill="solid" draw:fill-color="#a1c057" draw:textarea-horizontal-align="justify" draw:textarea-vertical-align="middle" draw:auto-grow-height="false" fo:min-height="1.528cm" fo:min-width="2.675cm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svg:stroke-width="0.081cm" svg:stroke-color="#252525" draw:marker-start-width="0.321cm" draw:marker-end-width="0.321cm" draw:fill="none" draw:textarea-horizontal-align="justify" draw:textarea-vertical-align="middle" draw:auto-grow-height="false" fo:min-height="1.782cm" fo:min-width="2.929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svg:stroke-color="#252525" draw:marker-start-width="0.321cm" draw:marker-end-width="0.321cm" draw:fill="none" draw:textarea-horizontal-align="justify" draw:textarea-vertical-align="middle" draw:auto-grow-height="false" fo:min-height="1.528cm" fo:min-width="2.67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252525" draw:marker-start-width="0.321cm" draw:marker-end-width="0.321cm" draw:fill="solid" draw:fill-color="#a1c057" draw:textarea-horizontal-align="justify" draw:textarea-vertical-align="middle" draw:auto-grow-height="false" fo:min-height="1.528cm" fo:min-width="2.67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252525" draw:marker-start-width="0.321cm" draw:marker-end-width="0.321cm" draw:fill="solid" draw:fill-color="#a1c057" draw:textarea-horizontal-align="justify" draw:textarea-vertical-align="middle" draw:auto-grow-height="false" fo:min-height="1.528cm" fo:min-width="3.437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Fine_20_Dashed" svg:stroke-width="0.081cm" svg:stroke-color="#252525" draw:marker-start-width="0.321cm" draw:marker-end-width="0.321cm" draw:fill="solid" draw:fill-color="#a1c057" draw:textarea-horizontal-align="justify" draw:textarea-vertical-align="middle" draw:auto-grow-height="false" fo:min-height="1.782cm" fo:min-width="3.437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252525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Fine_20_Dashed" svg:stroke-width="0.081cm" svg:stroke-color="#252525" draw:marker-start-width="0.321cm" draw:marker-end-width="0.321cm" draw:fill="none" draw:textarea-horizontal-align="justify" draw:textarea-vertical-align="middle" draw:auto-grow-height="false" fo:min-height="2.73cm" fo:min-width="13.529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Fine_20_Dashed" svg:stroke-width="0.081cm" svg:stroke-color="#252525" draw:marker-start-width="0.321cm" draw:marker-end-width="0.321cm" draw:fill="none" draw:textarea-horizontal-align="justify" draw:textarea-vertical-align="top" draw:auto-grow-height="false" fo:min-height="3.338cm" fo:min-width="13.53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252525" draw:marker-start-width="0.321cm" draw:marker-end-width="0.321cm" draw:fill="none" draw:textarea-horizontal-align="justify" draw:textarea-vertical-align="middle" draw:auto-grow-height="false" fo:min-height="1.584cm" fo:min-width="2.60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252525" draw:marker-start-width="0.321cm" draw:marker-end-width="0.321cm" draw:fill="none" draw:textarea-horizontal-align="justify" draw:textarea-vertical-align="middle" draw:auto-grow-height="false" fo:min-height="1.362cm" fo:min-width="2.763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252525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Fine_20_Dashed" svg:stroke-width="0.081cm" svg:stroke-color="#252525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a1c057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778cm" svg:x="1.889cm" svg:y="2.016cm">
          <text:p text:style-name="P1">Vertex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83cm" svg:height="2.032cm" svg:x="6.588cm" svg:y="1.889cm">
          <text:p text:style-name="P1">Tessellation</text:p>
          <text:p text:style-name="P1">Control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75cm" svg:height="1.778cm" svg:x="11.922cm" svg:y="2.016cm">
          <text:p text:style-name="P1">Tessella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29cm" svg:height="2.032cm" svg:x="16.748cm" svg:y="1.889cm">
          <text:p text:style-name="P1">Tessellation</text:p>
          <text:p text:style-name="P1">Evaluation</text:p>
          <text:p text:style-name="P1">Sh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3.175cm" svg:height="1.778cm" svg:x="16.875cm" svg:y="6.016cm">
          <text:p text:style-name="P1">Geometry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175cm" svg:height="1.778cm" svg:x="11.922cm" svg:y="6.016cm">
          <text:p text:style-name="P1">Clipping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3.937cm" svg:height="1.778cm" svg:x="6.461cm" svg:y="6.016cm">
          <text:p text:style-name="P1">Rasteriz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778cm" svg:x="1.889cm" svg:y="6.016cm">
          <text:p text:style-name="P1">Fragment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175cm" svg:height="1.778cm" svg:x="1.889cm" svg:y="10.016cm">
          <text:p text:style-name="P1">Fragment</text:p>
          <text:p text:style-name="P1">tests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3.937cm" svg:height="2.032cm" svg:x="6.461cm" svg:y="9.89cm">
          <text:p text:style-name="P1">Framebuffer</text:p>
          <text:p text:style-name="P1">Blending and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6" draw:text-style-name="P3" xml:id="id11" draw:id="id11" draw:layer="layout" svg:width="3.175cm" svg:height="1.778cm" svg:x="11.922cm" svg:y="10.016cm">
          <text:p text:style-name="P1">Write</text:p>
          <text:p text:style-name="P1">Masking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5.064cm" svg:y1="2.905cm" svg:x2="6.588cm" svg:y2="2.905cm" draw:start-shape="id1" draw:start-glue-point="1" draw:end-shape="id2" draw:end-glue-point="3" svg:d="M5064 2905h1524" svg:viewBox="0 0 1525 1">
          <text:p/>
        </draw:connector>
        <draw:connector draw:style-name="gr9" draw:text-style-name="P2" draw:layer="layout" svg:x1="10.271cm" svg:y1="2.905cm" svg:x2="11.922cm" svg:y2="2.905cm" draw:start-shape="id2" draw:start-glue-point="1" draw:end-shape="id3" draw:end-glue-point="3" svg:d="M10271 2905h1651" svg:viewBox="0 0 1652 1">
          <text:p/>
        </draw:connector>
        <draw:connector draw:style-name="gr9" draw:text-style-name="P2" draw:layer="layout" svg:x1="15.097cm" svg:y1="2.905cm" svg:x2="16.748cm" svg:y2="2.905cm" draw:start-shape="id3" draw:start-glue-point="1" draw:end-shape="id4" draw:end-glue-point="3" svg:d="M15097 2905h1651" svg:viewBox="0 0 1652 1">
          <text:p/>
        </draw:connector>
        <draw:connector draw:style-name="gr9" draw:text-style-name="P2" draw:layer="layout" svg:x1="18.462cm" svg:y1="3.921cm" svg:x2="18.462cm" svg:y2="6.016cm" draw:start-shape="id4" draw:start-glue-point="2" draw:end-shape="id5" draw:end-glue-point="0" svg:d="M18462 3921v2095" svg:viewBox="0 0 1 2096">
          <text:p/>
        </draw:connector>
        <draw:connector draw:style-name="gr9" draw:text-style-name="P2" draw:layer="layout" svg:x1="16.875cm" svg:y1="6.905cm" svg:x2="15.097cm" svg:y2="6.905cm" draw:start-shape="id5" draw:start-glue-point="3" draw:end-shape="id6" draw:end-glue-point="1" svg:d="M16875 6905h-1778" svg:viewBox="0 0 1779 1">
          <text:p/>
        </draw:connector>
        <draw:connector draw:style-name="gr9" draw:text-style-name="P2" draw:layer="layout" svg:x1="11.922cm" svg:y1="6.905cm" svg:x2="10.398cm" svg:y2="6.905cm" draw:start-shape="id6" draw:start-glue-point="3" draw:end-shape="id7" svg:d="M11922 6905h-1524" svg:viewBox="0 0 1525 1">
          <text:p/>
        </draw:connector>
        <draw:connector draw:style-name="gr9" draw:text-style-name="P2" draw:layer="layout" svg:x1="6.461cm" svg:y1="6.905cm" svg:x2="5.064cm" svg:y2="6.905cm" draw:start-shape="id7" draw:start-glue-point="3" draw:end-shape="id8" draw:end-glue-point="1" svg:d="M6461 6905h-1397" svg:viewBox="0 0 1398 1">
          <text:p/>
        </draw:connector>
        <draw:connector draw:style-name="gr9" draw:text-style-name="P2" draw:layer="layout" svg:x1="3.476cm" svg:y1="7.794cm" svg:x2="3.476cm" svg:y2="10.016cm" draw:start-shape="id8" draw:start-glue-point="2" draw:end-shape="id9" draw:end-glue-point="0" svg:d="M3476 7794v2222" svg:viewBox="0 0 1 2223">
          <text:p/>
        </draw:connector>
        <draw:connector draw:style-name="gr9" draw:text-style-name="P2" draw:layer="layout" svg:x1="5.064cm" svg:y1="10.905cm" svg:x2="6.461cm" svg:y2="10.906cm" draw:start-shape="id9" draw:start-glue-point="1" draw:end-shape="id10" draw:end-glue-point="3" svg:d="M5064 10905h698v1h699" svg:viewBox="0 0 1398 2">
          <text:p/>
        </draw:connector>
        <draw:connector draw:style-name="gr9" draw:text-style-name="P2" draw:layer="layout" svg:x1="10.398cm" svg:y1="10.906cm" svg:x2="11.922cm" svg:y2="10.905cm" draw:start-shape="id10" draw:start-glue-point="1" draw:end-shape="id11" draw:end-glue-point="3" svg:d="M10398 10906h761v-1h763" svg:viewBox="0 0 1525 2">
          <text:p/>
        </draw:connector>
        <draw:custom-shape draw:style-name="gr10" draw:text-style-name="P2" draw:layer="layout" svg:width="14.351cm" svg:height="3.302cm" svg:x="1.25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4.51cm" svg:height="4.064cm" svg:x="6.08cm" svg:y="0.619cm">
          <text:p text:style-name="P1"><text:span text:style-name="T1">Tesse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3" draw:id="id13" draw:layer="layout" svg:width="3.302cm" svg:height="2.032cm" svg:x="16.811cm" svg:y="9.382cm">
          <text:p text:style-name="P1">Transform</text:p>
          <text:p text:style-name="P1">Feedback</text:p>
          <draw:enhanced-geometry svg:viewBox="0 0 21600 21600" draw:path-stretchpoint-x="10800" draw:path-stretchpoint-y="10800" draw:text-areas="?f3 ?f4 ?f5 ?f6" draw:type="round-rectangle" draw:modifiers="7639.15395966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" draw:id="id12" draw:layer="layout" svg:width="3.683cm" svg:height="2.032cm" svg:x="11.668cm" svg:y="13.383cm">
          <text:p text:style-name="P1">Write to</text:p>
          <text:p text:style-name="P1">Framebuffer</text:p>
          <draw:enhanced-geometry svg:viewBox="0 0 21600 21600" draw:path-stretchpoint-x="10800" draw:path-stretchpoint-y="10800" draw:text-areas="?f3 ?f4 ?f5 ?f6" draw:type="round-rectangle" draw:modifiers="7639.15395966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5" draw:layer="layout" svg:x1="13.509cm" svg:y1="11.794cm" svg:x2="13.509cm" svg:y2="13.383cm" draw:start-shape="id11" draw:start-glue-point="2" draw:end-shape="id12" draw:end-glue-point="0" svg:d="M13509 11794v1589" svg:viewBox="0 0 1 1590">
          <text:p/>
        </draw:connector>
        <draw:connector draw:style-name="gr15" draw:text-style-name="P5" draw:layer="layout" svg:x1="18.462cm" svg:y1="7.794cm" svg:x2="18.462cm" svg:y2="9.382cm" draw:start-shape="id5" draw:start-glue-point="2" draw:end-shape="id13" draw:end-glue-point="0" svg:d="M18462 7794v1588" svg:viewBox="0 0 1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5:43:20.326490051</meta:creation-date>
    <dc:date>2019-11-21T15:52:30.013336249</dc:date>
    <meta:editing-duration>PT18S</meta:editing-duration>
    <meta:editing-cycles>1</meta:editing-cycles>
    <meta:document-statistic meta:object-count="27"/>
    <meta:generator>LibreOffice/6.2.8.2$Linux_X86_64 LibreOffice_project/20$Build-2</meta:generator>
  </office:meta>
</office:document-meta>
</file>